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e6e905"/>
    </style:style>
    <style:style style:name="ce4" style:family="table-cell" style:parent-style-name="Default" style:data-style-name="N10111">
      <style:table-cell-properties fo:background-color="#e6e905"/>
    </style:style>
    <style:style style:name="ce5" style:family="table-cell" style:parent-style-name="Default">
      <style:table-cell-properties fo:background-color="#dee7e5"/>
    </style:style>
    <style:style style:name="ce6" style:family="table-cell" style:parent-style-name="Default" style:data-style-name="N10111">
      <style:table-cell-properties fo:background-color="#cccccc"/>
    </style:style>
    <style:style style:name="ce7" style:family="table-cell" style:parent-style-name="Default" style:data-style-name="N10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2"/>
          <table:table-cell/>
        </table:table-row>
        <table:table-row table:style-name="ro2">
          <table:table-cell table:style-name="ce2" table:number-columns-repeated="2"/>
          <table:table-cell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style-name="ce6" office:value-type="currency" office:currency="INR" office:value="650" calcext:value-type="currency">
            <text:p>₹650.00</text:p>
          </table:table-cell>
          <table:table-cell/>
        </table:table-row>
        <table:table-row table:style-name="ro2">
          <table:table-cell table:style-name="ce2" office:value-type="string" calcext:value-type="string">
            <text:p>demand</text:p>
          </table:table-cell>
          <table:table-cell table:style-name="ce2" table:formula="of:=2000-(3*[.B3])"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ce2" table:number-columns-repeated="2"/>
          <table:table-cell/>
        </table:table-row>
        <table:table-row table:style-name="ro2">
          <table:table-cell table:style-name="ce2" office:value-type="string" calcext:value-type="string">
            <text:p>Total Cost</text:p>
          </table:table-cell>
          <table:table-cell table:style-name="ce6" table:formula="of:=5000+(4*[.B4])" office:value-type="currency" office:currency="INR" office:value="5200" calcext:value-type="currency">
            <text:p>₹5,200.00</text:p>
          </table:table-cell>
          <table:table-cell/>
        </table:table-row>
        <table:table-row table:style-name="ro2">
          <table:table-cell table:style-name="ce2" office:value-type="string" calcext:value-type="string">
            <text:p>Revenue</text:p>
          </table:table-cell>
          <table:table-cell table:style-name="ce6" table:formula="of:=PRODUCT([.B4];[.B3])" office:value-type="currency" office:currency="INR" office:value="32500" calcext:value-type="currency">
            <text:p>₹32,500.00</text:p>
          </table:table-cell>
          <table:table-cell/>
        </table:table-row>
        <table:table-row table:style-name="ro2">
          <table:table-cell table:style-name="ce2" office:value-type="string" calcext:value-type="string">
            <text:p>Profit</text:p>
          </table:table-cell>
          <table:table-cell table:style-name="ce6" table:formula="of:=[.B7]-[.B6]" office:value-type="currency" office:currency="INR" office:value="27300" calcext:value-type="currency">
            <text:p>₹27,300.00</text:p>
          </table:table-cell>
          <table:table-cell/>
        </table:table-row>
        <table:table-row table:style-name="ro2" table:number-rows-repeated="2">
          <table:table-cell table:style-name="Default"/>
          <table:table-cell table:style-name="ce7"/>
          <table:table-cell/>
        </table:table-row>
        <table:table-row table:style-name="ro2">
          <table:table-cell table:style-name="ce3" office:value-type="string" calcext:value-type="string">
            <text:p>Price</text:p>
          </table:table-cell>
          <table:table-cell office:value-type="string" calcext:value-type="string">
            <text:p>Profit</text:p>
          </table:table-cell>
          <table:table-cell/>
        </table:table-row>
        <table:table-row table:style-name="ro2">
          <table:table-cell office:value-type="currency" office:currency="INR" office:value="100" calcext:value-type="currency">
            <text:p>₹100.00</text:p>
          </table:table-cell>
          <table:table-cell table:formula="of:=MULTIPLE.OPERATIONS([.B$8];[.$B$3];[.$A12])" office:value-type="currency" office:currency="INR" office:value="158200" calcext:value-type="currency">
            <text:p>₹1,58,200.00</text:p>
          </table:table-cell>
          <table:table-cell/>
        </table:table-row>
        <table:table-row table:style-name="ro2">
          <table:table-cell office:value-type="currency" office:currency="INR" office:value="150" calcext:value-type="currency">
            <text:p>₹150.00</text:p>
          </table:table-cell>
          <table:table-cell table:formula="of:=MULTIPLE.OPERATIONS([.B$8];[.$B$3];[.$A13])" office:value-type="currency" office:currency="INR" office:value="221300" calcext:value-type="currency">
            <text:p>₹2,21,300.00</text:p>
          </table:table-cell>
          <table:table-cell/>
        </table:table-row>
        <table:table-row table:style-name="ro2">
          <table:table-cell office:value-type="currency" office:currency="INR" office:value="200" calcext:value-type="currency">
            <text:p>₹200.00</text:p>
          </table:table-cell>
          <table:table-cell table:formula="of:=MULTIPLE.OPERATIONS([.B$8];[.$B$3];[.$A14])" office:value-type="currency" office:currency="INR" office:value="269400" calcext:value-type="currency">
            <text:p>₹2,69,400.00</text:p>
          </table:table-cell>
          <table:table-cell/>
        </table:table-row>
        <table:table-row table:style-name="ro2">
          <table:table-cell office:value-type="currency" office:currency="INR" office:value="250" calcext:value-type="currency">
            <text:p>₹250.00</text:p>
          </table:table-cell>
          <table:table-cell table:formula="of:=MULTIPLE.OPERATIONS([.B$8];[.$B$3];[.$A15])" office:value-type="currency" office:currency="INR" office:value="302500" calcext:value-type="currency">
            <text:p>₹3,02,500.00</text:p>
          </table:table-cell>
          <table:table-cell/>
        </table:table-row>
        <table:table-row table:style-name="ro2">
          <table:table-cell office:value-type="currency" office:currency="INR" office:value="300" calcext:value-type="currency">
            <text:p>₹300.00</text:p>
          </table:table-cell>
          <table:table-cell table:formula="of:=MULTIPLE.OPERATIONS([.B$8];[.$B$3];[.$A16])" office:value-type="currency" office:currency="INR" office:value="320600" calcext:value-type="currency">
            <text:p>₹3,20,600.00</text:p>
          </table:table-cell>
          <table:table-cell/>
        </table:table-row>
        <table:table-row table:style-name="ro2">
          <table:table-cell office:value-type="currency" office:currency="INR" office:value="310" calcext:value-type="currency">
            <text:p>₹310.00</text:p>
          </table:table-cell>
          <table:table-cell table:formula="of:=MULTIPLE.OPERATIONS([.B$8];[.$B$3];[.$A17])" office:value-type="currency" office:currency="INR" office:value="322420" calcext:value-type="currency">
            <text:p>₹3,22,420.00</text:p>
          </table:table-cell>
          <table:table-cell/>
        </table:table-row>
        <table:table-row table:style-name="ro2">
          <table:table-cell office:value-type="currency" office:currency="INR" office:value="320" calcext:value-type="currency">
            <text:p>₹320.00</text:p>
          </table:table-cell>
          <table:table-cell table:formula="of:=MULTIPLE.OPERATIONS([.B$8];[.$B$3];[.$A18])" office:value-type="currency" office:currency="INR" office:value="323640" calcext:value-type="currency">
            <text:p>₹3,23,640.00</text:p>
          </table:table-cell>
          <table:table-cell/>
        </table:table-row>
        <table:table-row table:style-name="ro2">
          <table:table-cell office:value-type="currency" office:currency="INR" office:value="330" calcext:value-type="currency">
            <text:p>₹330.00</text:p>
          </table:table-cell>
          <table:table-cell table:formula="of:=MULTIPLE.OPERATIONS([.B$8];[.$B$3];[.$A19])" office:value-type="currency" office:currency="INR" office:value="324260" calcext:value-type="currency">
            <text:p>₹3,24,260.00</text:p>
          </table:table-cell>
          <table:table-cell/>
        </table:table-row>
        <table:table-row table:style-name="ro2">
          <table:table-cell office:value-type="currency" office:currency="INR" office:value="340" calcext:value-type="currency">
            <text:p>₹340.00</text:p>
          </table:table-cell>
          <table:table-cell table:formula="of:=MULTIPLE.OPERATIONS([.B$8];[.$B$3];[.$A20])" office:value-type="currency" office:currency="INR" office:value="324280" calcext:value-type="currency">
            <text:p>₹3,24,280.00</text:p>
          </table:table-cell>
          <table:table-cell/>
        </table:table-row>
        <table:table-row table:style-name="ro2">
          <table:table-cell office:value-type="currency" office:currency="INR" office:value="345" calcext:value-type="currency">
            <text:p>₹345.00</text:p>
          </table:table-cell>
          <table:table-cell table:formula="of:=MULTIPLE.OPERATIONS([.B$8];[.$B$3];[.$A21])" office:value-type="currency" office:currency="INR" office:value="324065" calcext:value-type="currency">
            <text:p>₹3,24,065.00</text:p>
          </table:table-cell>
          <table:table-cell/>
        </table:table-row>
        <table:table-row table:style-name="ro2">
          <table:table-cell office:value-type="currency" office:currency="INR" office:value="350" calcext:value-type="currency">
            <text:p>₹350.00</text:p>
          </table:table-cell>
          <table:table-cell table:formula="of:=MULTIPLE.OPERATIONS([.B$8];[.$B$3];[.$A22])" office:value-type="currency" office:currency="INR" office:value="323700" calcext:value-type="currency">
            <text:p>₹3,23,700.00</text:p>
          </table:table-cell>
          <table:table-cell/>
        </table:table-row>
        <table:table-row table:style-name="ro2">
          <table:table-cell office:value-type="currency" office:currency="INR" office:value="400" calcext:value-type="currency">
            <text:p>₹400.00</text:p>
          </table:table-cell>
          <table:table-cell table:formula="of:=MULTIPLE.OPERATIONS([.B$8];[.$B$3];[.$A23])" office:value-type="currency" office:currency="INR" office:value="311800" calcext:value-type="currency">
            <text:p>₹3,11,800.00</text:p>
          </table:table-cell>
          <table:table-cell/>
        </table:table-row>
        <table:table-row table:style-name="ro2">
          <table:table-cell office:value-type="currency" office:currency="INR" office:value="450" calcext:value-type="currency">
            <text:p>₹450.00</text:p>
          </table:table-cell>
          <table:table-cell table:formula="of:=MULTIPLE.OPERATIONS([.B$8];[.$B$3];[.$A24])" office:value-type="currency" office:currency="INR" office:value="284900" calcext:value-type="currency">
            <text:p>₹2,84,900.00</text:p>
          </table:table-cell>
          <table:table-cell/>
        </table:table-row>
        <table:table-row table:style-name="ro2">
          <table:table-cell office:value-type="currency" office:currency="INR" office:value="500" calcext:value-type="currency">
            <text:p>₹500.00</text:p>
          </table:table-cell>
          <table:table-cell table:formula="of:=MULTIPLE.OPERATIONS([.B$8];[.$B$3];[.$A25])" office:value-type="currency" office:currency="INR" office:value="243000" calcext:value-type="currency">
            <text:p>₹2,43,000.00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Estimated price for maimum profit is 340 aprox.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IN">
      <number:currency-symbol>₹</number:currency-symbol>
      <number:number number:decimal-places="2" loext:min-decimal-places="2" number:min-integer-digits="1" number:grouping="true"/>
    </number:currency-style>
    <number:currency-style style:name="N10111" number:language="en" number:country="IN">
      <style:text-properties fo:color="#ff0000"/>
      <number:text>-</number:text>
      <number:currency-symbol>₹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8:32:28.853659464</meta:creation-date>
    <dc:date>2021-07-16T20:00:41.567823385</dc:date>
    <meta:editing-duration>PT5M33S</meta:editing-duration>
    <meta:editing-cycles>2</meta:editing-cycles>
    <meta:generator>LibreOffice/6.4.7.2$Linux_X86_64 LibreOffice_project/40$Build-2</meta:generator>
    <meta:document-statistic meta:table-count="1" meta:cell-count="42" meta:object-count="0"/>
  </office:meta>
</office:document-meta>
</file>